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la_report_sta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screpancies</text:p>
          </table:table-cell>
          <table:table-cell office:value-type="string" calcext:value-type="string">
            <text:p>disagreements</text:p>
          </table:table-cell>
          <table:table-cell office:value-type="string" calcext:value-type="string">
            <text:p>discrepancies_n</text:p>
          </table:table-cell>
          <table:table-cell office:value-type="string" calcext:value-type="string">
            <text:p>disagreements_n</text:p>
          </table:table-cell>
          <table:table-cell office:value-type="string" calcext:value-type="string">
            <text:p>audited</text:p>
          </table:table-cell>
          <table:table-cell office:value-type="string" calcext:value-type="string">
            <text:p>county_nam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mos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rapaho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ule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c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en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ould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room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affe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eyenn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ear Cree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ej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still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rowle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Dougla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l Pas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be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emon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arfiel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lpi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ran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unni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nsdal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uerfan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effer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iow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Kit Cars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ri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s Anima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ga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offa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ontezum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ontros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rga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er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ura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illip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itk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ower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uebl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o Blanc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io Grand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out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guach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dgwi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mmi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ell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Wel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uma</text:p>
          </table:table-cell>
        </table:table-row>
        <table:table-row table:style-name="ro1">
          <table:table-cell office:value-type="string" calcext:value-type="string">
            <text:p>Seed: 08772473296991897540</text:p>
          </table:table-cell>
          <table:table-cell office:value-type="string" calcext:value-type="string">
            <text:p><text:s/>alpha: 0.03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Ballot Cards Audited: 8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ted</text:p>
          </table:table-cell>
          <table:table-cell office:value-type="string" calcext:value-type="string">
            <text:p>driving_discrepancies</text:p>
          </table:table-cell>
          <table:table-cell office:value-type="string" calcext:value-type="string">
            <text:p>opportunistic_discrepancies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contest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ity of Thornton Council Member - Ward 3 - Vote For 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mosa County</text:p>
          </table:table-cell>
          <table:table-cell office:value-type="string" calcext:value-type="string">
            <text:p>City of Alamosa Councilor at Large - Vote For 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apahoe County</text:p>
          </table:table-cell>
          <table:table-cell office:value-type="string" calcext:value-type="string">
            <text:p>Arapahoe County School District #6 Littleton Public Schools School Director - At Large - Vote For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30T20:05:58.500526395</dc:date>
    <meta:editing-duration>PT2M18S</meta:editing-duration>
    <meta:editing-cycles>1</meta:editing-cycles>
    <meta:document-statistic meta:table-count="1" meta:cell-count="401" meta:object-count="0"/>
    <meta:generator>LibreOffice/6.4.7.2$Linux_X86_64 LibreOffice_project/40$Build-2</meta:generator>
  </office:meta>
</office:document-meta>
</file>